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04"/>
    </style:style>
    <style:style style:name="P2" style:family="paragraph" style:parent-style-name="Standard">
      <style:text-properties officeooo:paragraph-rsid="0006463f"/>
    </style:style>
    <style:style style:name="P3" style:family="paragraph" style:parent-style-name="Standard">
      <style:text-properties fo:font-weight="bold" officeooo:paragraph-rsid="0004bb04" fo:background-color="transparent" style:font-weight-asian="bold" style:font-weight-complex="bold"/>
    </style:style>
    <style:style style:name="P4" style:family="paragraph" style:parent-style-name="Standard">
      <style:text-properties officeooo:paragraph-rsid="0004bb04"/>
    </style:style>
    <style:style style:name="P5" style:family="paragraph" style:parent-style-name="Standard">
      <style:text-properties fo:font-weight="bold" officeooo:paragraph-rsid="0004bb04" style:font-weight-asian="bold" style:font-weight-complex="bold"/>
    </style:style>
    <style:style style:name="P6" style:family="paragraph" style:parent-style-name="Standard">
      <style:text-properties fo:font-weight="bold" officeooo:rsid="000f2360" officeooo:paragraph-rsid="000f2360" style:font-weight-asian="bold" style:font-weight-complex="bold"/>
    </style:style>
    <style:style style:name="P7" style:family="paragraph" style:parent-style-name="Standard">
      <style:text-properties fo:font-weight="bold" officeooo:rsid="000f5f2c" officeooo:paragraph-rsid="000f5f2c" style:font-weight-asian="bold" style:font-weight-complex="bold"/>
    </style:style>
    <style:style style:name="P8" style:family="paragraph" style:parent-style-name="Standard">
      <style:text-properties fo:font-weight="bold" officeooo:rsid="0008a7fe" officeooo:paragraph-rsid="0008a7fe" fo:background-color="#ffff00" style:font-weight-asian="bold" style:font-weight-complex="bold"/>
    </style:style>
    <style:style style:name="P9" style:family="paragraph" style:parent-style-name="Standard">
      <style:text-properties fo:font-weight="bold" officeooo:paragraph-rsid="0004bb04" fo:background-color="#ffff00" style:font-weight-asian="bold" style:font-weight-complex="bold"/>
    </style:style>
    <style:style style:name="P10" style:family="paragraph" style:parent-style-name="Text_20_body">
      <style:text-properties officeooo:paragraph-rsid="0004bb04"/>
    </style:style>
    <style:style style:name="P11" style:family="paragraph" style:parent-style-name="Text_20_body">
      <style:text-properties fo:font-weight="bold" officeooo:paragraph-rsid="0004bb04" fo:background-color="#ffff00" style:font-weight-asian="bold" style:font-weight-complex="bold"/>
    </style:style>
    <style:style style:name="T1" style:family="text">
      <style:text-properties officeooo:rsid="0004bb04"/>
    </style:style>
    <style:style style:name="T2" style:family="text">
      <style:text-properties officeooo:rsid="0006463f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officeooo:rsid="0007c4f2"/>
    </style:style>
    <style:style style:name="T7" style:family="text">
      <style:text-properties officeooo:rsid="000c074d"/>
    </style:style>
    <style:style style:name="T8" style:family="text">
      <style:text-properties officeooo:rsid="000cae31"/>
    </style:style>
    <style:style style:name="T9" style:family="text">
      <style:text-properties officeooo:rsid="000d410e"/>
    </style:style>
    <style:style style:name="T10" style:family="text">
      <style:text-properties officeooo:rsid="000f5f2c"/>
    </style:style>
    <style:style style:name="T11" style:family="text">
      <style:text-properties officeooo:rsid="0010fe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pan text:style-name="T1">1) </text:span><text:span text:style-name="T4">crear esquema e2, propietario udam2</text:span></text:p>
      <text:p text:style-name="Standard"/>
      <text:p text:style-name="Standard">create schema <text:s/>e2;</text:p>
      <text:p text:style-name="Standard"/>
      <text:p text:style-name="P1"><text:span text:style-name="T1">2)</text:span><text:span text:style-name="T5">crear usuario udam2 password udam2</text:span></text:p>
      <text:p text:style-name="P3">crear usuario udam2 password udam2</text:p>
      <text:p text:style-name="P3"/>
      <text:p text:style-name="P2"><text:span text:style-name="T2">3) </text:span><text:span text:style-name="T5">usuario udam2 debe crear no esquema e2 unha taboa chamda tudam2e2 cos campo codigo e nome de tipos integer e varchar(20) respectivamente</text:span></text:p>
      <text:p text:style-name="P1"/>
      <text:p text:style-name="P1">create table e1.tudam2e2 <text:s/>(codigo integer,nome varchar(20))</text:p>
      <text:p text:style-name="P9"/>
      <text:p text:style-name="P9">\dn;</text:p>
      <text:p text:style-name="P9"><text:s text:c="2"/>List of schemas</text:p>
      <text:p text:style-name="P9"><text:s text:c="2"/>Name <text:s/>| <text:s/>Owner <text:s text:c="2"/></text:p>
      <text:p text:style-name="P9">--------+----------</text:p>
      <text:p text:style-name="P9"><text:s/>e1 <text:s text:c="4"/>| udam1</text:p>
      <text:p text:style-name="P9"><text:s/>e2 <text:s text:c="4"/>| postgres</text:p>
      <text:p text:style-name="P9"><text:s/>public | postgres</text:p>
      <text:p text:style-name="P8">como e2 tienes q estar owner en udam2 utilizo este comando:</text:p>
      <text:p text:style-name="P8"/>
      <text:p text:style-name="P11">\c dam1 postgres;</text:p>
      <text:p text:style-name="P11">Password for user postgres: </text:p>
      <text:p text:style-name="P11">psql (14.5 (Ubuntu 14.5-0ubuntu0.22.04.1), server 12.12 (Ubuntu 12.12-0ubuntu0.20.04.1))</text:p>
      <text:p text:style-name="P11">You are now connected to database "dam1" as user "postgres".</text:p>
      <text:p text:style-name="P11">dam1=# alter schema e2 owner to udam2;</text:p>
      <text:p text:style-name="P11">ALTER SCHEMA</text:p>
      <text:p text:style-name="P11">dam1=# \dn;</text:p>
      <text:p text:style-name="P11"><text:s text:c="2"/>List of schemas</text:p>
      <text:p text:style-name="P11"><text:s text:c="2"/>Name <text:s/>| <text:s/>Owner <text:s text:c="2"/></text:p>
      <text:p text:style-name="P11">--------+----------</text:p>
      <text:p text:style-name="P11"><text:s/>e1 <text:s text:c="4"/>| udam1</text:p>
      <text:p text:style-name="P11"><text:s/>e2 <text:s text:c="4"/>| udam2</text:p>
      <text:p text:style-name="P11"><text:s/>public | postgres</text:p>
      <text:p text:style-name="P10"/>
      <text:p text:style-name="Text_20_body"><text:span text:style-name="T6">4)</text:span>conectarse como usuario udam22, e inserir na taboa tudam2e2 as filas : <text:line-break/>1,'casa'<text:line-break/>2,'arbol'</text:p>
      <text:p text:style-name="Text_20_body"/>
      <text:p text:style-name="P5"><text:soft-page-break/>insert into e2.tudam2e2 values (1,'casa');</text:p>
      <text:p text:style-name="P5"/>
      <text:p text:style-name="P5">insert into e2.tudam2e2 values (2,'arbol');</text:p>
      <text:p text:style-name="P5"/>
      <text:p text:style-name="P5"/>
      <text:p text:style-name="P5"><text:s text:c="25"/>^</text:p>
      <text:p text:style-name="P5">dam1=&gt; grant usage on schema e2 to udam1;</text:p>
      <text:p text:style-name="P5">GRANT</text:p>
      <text:p text:style-name="P5">dam1=&gt; grant select,insert <text:s/>on e2.tudam2e2 to udam1;</text:p>
      <text:p text:style-name="P5">GRANT</text:p>
      <text:p text:style-name="P5">dam1=&gt; \z e2.*</text:p>
      <text:p text:style-name="P5"><text:s text:c="31"/>Access privileges</text:p>
      <text:p text:style-name="P5"><text:s/>Schema | <text:s text:c="2"/>Name <text:s text:c="2"/>| Type <text:s/>| <text:s/>Access privileges <text:s/>| Column privileges | Policies </text:p>
      <text:p text:style-name="P5">--------+----------+-------+---------------------+-------------------+----------</text:p>
      <text:p text:style-name="P5"><text:s/>e2 <text:s text:c="4"/>| tudam2e2 | table | udam2=arwdDxt/udam2+| <text:s text:c="18"/>| </text:p>
      <text:p text:style-name="P5"><text:s text:c="10"/>| <text:s text:c="18"/>| <text:s text:c="9"/>| udam1=ar/udam2 <text:s text:c="3"/>| <text:s text:c="2"/><text:span text:style-name="T7">=udam1 = tudam2 le dio permiso insert y hacer select ,</text:span> <text:s text:c="7"/><text:span text:style-name="T7">permiso de usuario sobre una tablet</text:span> <text:s text:c="4"/>| </text:p>
      <text:p text:style-name="P5">(1 row)</text:p>
      <text:p text:style-name="P5"/>
      <text:p text:style-name="P5"><text:span text:style-name="T3">select user; </text:span><text:span text:style-name="T8">para ver el usuario en q estoy conectada;</text:span></text:p>
      <text:p text:style-name="P5">alter table e1.tudam1e1 add column nombre varchar(20);<text:span text:style-name="T8">= añadir una columna nueva</text:span></text:p>
      <text:p text:style-name="P5"/>
      <text:p text:style-name="P5">update e1.tudam1e1 set nombre='pedro' where codigo=2;<text:span text:style-name="T8">= modificar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 text:c="26"/></text:p>
      <text:p text:style-name="P5">dam1=&gt; revoke select <text:s/>on e1.tudam1e1 from udam2;</text:p>
      <text:p text:style-name="P5">REVOKE</text:p>
      <text:p text:style-name="P5">dam1=&gt; \z e1.*;</text:p>
      <text:p text:style-name="P5"><text:s text:c="31"/>Access privileges</text:p>
      <text:p text:style-name="P5"><text:s/>Schema | <text:s text:c="2"/>Name <text:s text:c="2"/>| Type <text:s/>| <text:s/>Access privileges <text:s/>| Column privileges | Policies </text:p>
      <text:p text:style-name="P5">--------+----------+-------+---------------------+-------------------+----------</text:p>
      <text:p text:style-name="P5"><text:s/>e1 <text:s text:c="4"/>| tudam1e1 | table | udam1=arwdDxt/udam1 | <text:s text:c="18"/>| </text:p>
      <text:p text:style-name="P5"><text:s/>e1 <text:s text:c="4"/>| tudam2e2 | table | <text:s text:c="20"/>| <text:s text:c="18"/>| </text:p>
      <text:p text:style-name="P5">(2 rows)</text:p>
      <text:p text:style-name="P5"/>
      <text:p text:style-name="P5">dam1=&gt; select user;</text:p>
      <text:p text:style-name="P5"><text:s/>user <text:s/></text:p>
      <text:p text:style-name="P5">-------</text:p>
      <text:p text:style-name="P5"><text:s/>udam1</text:p>
      <text:p text:style-name="P5">(1 row)</text:p>
      <text:p text:style-name="P5"/>
      <text:p text:style-name="P5">dam1=&gt; grant select(nombre) on e1.tudam1e1 to udam2;</text:p>
      <text:p text:style-name="P5">GRANT</text:p>
      <text:p text:style-name="P5">dam1=&gt; \z e1.*;</text:p>
      <text:p text:style-name="P5"><text:s text:c="31"/>Access privileges</text:p>
      <text:p text:style-name="P5"><text:s/>Schema | <text:s text:c="2"/>Name <text:s text:c="2"/>| Type <text:s/>| <text:s/>Access privileges <text:s/>| Column privileges | Policies </text:p>
      <text:p text:style-name="P5">--------+----------+-------+---------------------+-------------------+----------</text:p>
      <text:p text:style-name="P5"><text:s/>e1 <text:s text:c="4"/>| tudam1e1 | table | udam1=arwdDxt/udam1 | nombre: <text:s text:c="9"/>+| </text:p>
      <text:p text:style-name="P5"><text:s text:c="8"/>| <text:s text:c="9"/>| <text:s text:c="6"/>| <text:s text:c="20"/>| <text:s text:c="2"/>udam2=r/udam1 <text:s text:c="2"/>| </text:p>
      <text:p text:style-name="P5"><text:s/>e1 <text:s text:c="4"/>| tudam2e2 | table | <text:s text:c="20"/>| <text:s text:c="18"/>| </text:p>
      <text:p text:style-name="P5">(2 rows)</text:p>
      <text:p text:style-name="P5"/>
      <text:p text:style-name="P5">dam1=&gt; \c dam1 udam2;</text:p>
      <text:p text:style-name="P5">Password for user udam2: </text:p>
      <text:p text:style-name="P5">psql (14.5 (Ubuntu 14.5-0ubuntu0.22.04.1), server 12.12 (Ubuntu 12.12-0ubuntu0.20.04.1))</text:p>
      <text:p text:style-name="P5">You are now connected to database "dam1" as user "udam2".</text:p>
      <text:p text:style-name="P5">dam1=&gt; select * from e1.tudam1e1;</text:p>
      <text:p text:style-name="P5">ERROR: <text:s/>permission denied for table tudam1e1</text:p>
      <text:p text:style-name="P5">dam1=&gt; select nombre from e1.tudam1e1;</text:p>
      <text:p text:style-name="P5"><text:s/>nombre </text:p>
      <text:p text:style-name="P5">--------</text:p>
      <text:p text:style-name="P5"><text:s/>pedro</text:p>
      <text:p text:style-name="P5"><text:s/>ana</text:p>
      <text:p text:style-name="P5">(2 rows)</text:p>
      <text:p text:style-name="P5">insert into e1.tudam1e1 (nombre) values('juan'); <text:span text:style-name="T9">= inserta datos en esta columna</text:span></text:p>
      <text:p text:style-name="P5"/>
      <text:p text:style-name="P6">para miarar el usage 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dam1=&gt; select user;</text:p>
      <text:p text:style-name="P6"><text:s/>user <text:s/></text:p>
      <text:p text:style-name="P6">-------</text:p>
      <text:p text:style-name="P6"><text:s/>udam1</text:p>
      <text:p text:style-name="P6">(1 row)</text:p>
      <text:p text:style-name="P6"/>
      <text:p text:style-name="P6">dam1=&gt; drop table e1.tudam2e2;<text:span text:style-name="T10">= borra table </text:span></text:p>
      <text:p text:style-name="P6">DROP TABLE</text:p>
      <text:p text:style-name="P6">dam1=&gt; \z e1.*;</text:p>
      <text:p text:style-name="P6"><text:s text:c="31"/>Access privileges</text:p>
      <text:p text:style-name="P6"><text:s/>Schema | <text:s text:c="2"/>Name <text:s text:c="2"/>| Type <text:s/>| <text:s/>Access privileges <text:s/>| Column privileges | Policies </text:p>
      <text:p text:style-name="P6">--------+----------+-------+---------------------+-------------------+----------</text:p>
      <text:p text:style-name="P6"><text:s/>e1 <text:s text:c="4"/>| tudam1e1 | table | udam1=arwdDxt/udam1 | nombre: <text:s text:c="9"/>+| </text:p>
      <text:p text:style-name="P6"><text:s text:c="8"/>| <text:s text:c="9"/>| <text:s text:c="6"/>| <text:s text:c="20"/>| <text:s text:c="2"/>udam2=ar/udam1 <text:s/>| </text:p>
      <text:p text:style-name="P6">(1 row)</text:p>
      <text:p text:style-name="P6"/>
      <text:p text:style-name="P6"/>
      <text:p text:style-name="P7">update e1,tudam1e1 set codigo=1 where nombre=’juan’; <text:span text:style-name="T11">= <text:s/>modificar datos</text:span></text:p>
      <text:p text:style-name="P7"/>
      <text:p text:style-name="P7">alter table e1.tudam1e1 add primary key (codigo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3:41:25.743295903</meta:creation-date>
    <dc:date>2023-04-28T14:50:13.430077359</dc:date>
    <meta:editing-duration>PT1H33M2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00" meta:word-count="511" meta:character-count="3857" meta:non-whitespace-character-count="2876"/>
  </office:meta>
</office:document-meta>
</file>